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label">
            <text:p>label</text:p>
          </table:table-cell>
          <table:table-cell table:style-name="pd1" office:value-type="string" office:value="text">
            <text:p>tex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name">
            <text:p>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sername">
            <text:p>user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ser">
            <text:p>us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amilyName">
            <text:p>family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urname">
            <text:p>sur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givenName">
            <text:p>given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econdName">
            <text:p>second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ocialSecurityNumber">
            <text:p>socialSecurity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ocialSecurityNum">
            <text:p>socialSecurityNum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rivingLicense">
            <text:p>drivingLicens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late">
            <text:p>pl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arPlate">
            <text:p>carPl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exNumber">
            <text:p>tex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reditCardNumber">
            <text:p>creditCard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reditCard">
            <text:p>creditCar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ban">
            <text:p>iba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ank">
            <text:p>ban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ccount">
            <text:p>accou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ebitCard">
            <text:p>debitCar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assword">
            <text:p>passwor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ecretKey">
            <text:p>secretKe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piKey">
            <text:p>apiKe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website">
            <text:p>websi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witter">
            <text:p>twitt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acebook">
            <text:p>faceboo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nstagram">
            <text:p>instagram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elegram">
            <text:p>telegram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whatsapp">
            <text:p>whatsapp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ail">
            <text:p>emai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ail">
            <text:p>mai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hone">
            <text:p>phon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obile">
            <text:p>mobil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obilePhone">
            <text:p>mobilePhon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ocation">
            <text:p>loc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osition">
            <text:p>posi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home">
            <text:p>ho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work">
            <text:p>work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atitude">
            <text:p>latitud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ongitude">
            <text:p>longitud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ge">
            <text:p>ag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gender">
            <text:p>gend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nationality">
            <text:p>national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untry">
            <text:p>countr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zipCode">
            <text:p>zipCod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oute">
            <text:p>rou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egion">
            <text:p>reg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thnicity">
            <text:p>ethnic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rofession">
            <text:p>profess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alary">
            <text:p>salar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organization">
            <text:p>organiz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arty">
            <text:p>par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uthor">
            <text:p>autho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lient">
            <text:p>cli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icture">
            <text:p>pictur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rl">
            <text:p>ur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irthday">
            <text:p>birthda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irthdate">
            <text:p>birthd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house">
            <text:p>hous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ex">
            <text:p>sex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partment">
            <text:p>apartm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loor">
            <text:p>floo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lat">
            <text:p>fla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nit">
            <text:p>uni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ducation">
            <text:p>educ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aritalStatus">
            <text:p>maritalStatus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married">
            <text:p>marrie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ivorced">
            <text:p>divorced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elationship">
            <text:p>relationship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chool">
            <text:p>schoo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llege">
            <text:p>colleg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degree">
            <text:p>degre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mpany">
            <text:p>compan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jobTitle">
            <text:p>jobTitl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ellphone">
            <text:p>cellphon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ell">
            <text:p>cel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nsuranceNumber">
            <text:p>insuranceNum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visa">
            <text:p>visa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ermit">
            <text:p>permi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religion">
            <text:p>relig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own">
            <text:p>tow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university">
            <text:p>univers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institution">
            <text:p>institu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anguage">
            <text:p>languag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name of the customer">
            <text:p>The name of the custom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address of the company">
            <text:p>The address of the compan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highest education level">
            <text:p>The highest education level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ployer">
            <text:p>employ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employee">
            <text:p>employe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ustomer">
            <text:p>custom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ubscriber">
            <text:p>subscrib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profile">
            <text:p>profil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upplier">
            <text:p>suppli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region of the client">
            <text:p>The region of the clien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ffiliation">
            <text:p>affiliation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name of the partner">
            <text:p>The name of the partner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ity">
            <text:p>city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tate">
            <text:p>st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street">
            <text:p>stree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zip">
            <text:p>zip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address">
            <text:p>address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e list of addresses for that person, e.g. the home address, the work place, etc.">
            <text:p>The list of addresses for that person, e.g. the home address, the work place, etc.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birthDate">
            <text:p>birthD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This is the Person birth date">
            <text:p>This is the Person birth dat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contact">
            <text:p>contact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firstName">
            <text:p>firstName</text:p>
          </table:table-cell>
        </table:table-row>
        <table:table-row>
          <table:table-cell office:value-type="string" office:value="IDENTITY">
            <text:p>IDENTITY</text:p>
          </table:table-cell>
          <table:table-cell office:value-type="string" office:value="lastName">
            <text:p>lastNa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